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2.0472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row table:style-name="ro2">
          <table:table-cell office:value-type="string">
            <text:p>ID</text:p>
          </table:table-cell>
          <table:table-cell office:value-type="string">
            <text:p>Descripción</text:p>
          </table:table-cell>
          <table:table-cell office:value-type="string">
            <text:p>Fecha De Realizació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eer el articulo “Las balas de plata de software”</text:p>
          </table:table-cell>
          <table:table-cell office:value-type="string">
            <text:p>24 marzo</text:p>
          </table:table-cell>
          <table:table-cell office:value-type="string">
            <text:p>3 hs</text:p>
          </table:table-cell>
          <table:table-cell office:value-type="string">
            <text:p>2 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prender Sintaxis Ruby</text:p>
          </table:table-cell>
          <table:table-cell office:value-type="string">
            <text:p>2 abril</text:p>
          </table:table-cell>
          <table:table-cell office:value-type="string">
            <text:p>1 hs</text:p>
          </table:table-cell>
          <table:table-cell office:value-type="string">
            <text:p>2hs</text:p>
          </table:table-cell>
        </table:table-row>
        <table:table-row table:style-name="ro2">
          <table:table-cell/>
          <table:table-cell office:value-type="string">
            <text:p>Escribir test palindromo</text:p>
          </table:table-cell>
          <table:table-cell office:value-type="string">
            <text:p>2 abril</text:p>
          </table:table-cell>
          <table:table-cell office:value-type="string">
            <text:p>2 hs</text:p>
          </table:table-cell>
          <table:table-cell office:value-type="string">
            <text:p>0.30hs</text:p>
          </table:table-cell>
        </table:table-row>
        <table:table-row table:style-name="ro2">
          <table:table-cell/>
          <table:table-cell office:value-type="string">
            <text:p>Escribir funcion palindromo</text:p>
          </table:table-cell>
          <table:table-cell office:value-type="string">
            <text:p>2 abril</text:p>
          </table:table-cell>
          <table:table-cell office:value-type="string">
            <text:p>1 hs</text:p>
          </table:table-cell>
          <table:table-cell office:value-type="string">
            <text:p>0.30hs</text:p>
          </table:table-cell>
        </table:table-row>
        <table:table-row table:style-name="ro2">
          <table:table-cell table:number-columns-repeated="3"/>
          <table:table-cell office:value-type="string">
            <text:p>4 hs</text:p>
          </table:table-cell>
          <table:table-cell office:value-type="string">
            <text:p>3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Escribir test fibonacci</text:p>
          </table:table-cell>
          <table:table-cell office:value-type="string">
            <text:p>3 abril</text:p>
          </table:table-cell>
          <table:table-cell office:value-type="string">
            <text:p>1 hs</text:p>
          </table:table-cell>
          <table:table-cell office:value-type="string">
            <text:p>0.30hs</text:p>
          </table:table-cell>
        </table:table-row>
        <table:table-row table:style-name="ro2">
          <table:table-cell/>
          <table:table-cell office:value-type="string">
            <text:p>Escribir funcion fibonacci</text:p>
          </table:table-cell>
          <table:table-cell office:value-type="string">
            <text:p>3 abril</text:p>
          </table:table-cell>
          <table:table-cell office:value-type="string">
            <text:p>2 hs</text:p>
          </table:table-cell>
          <table:table-cell office:value-type="string">
            <text:p>3.hs</text:p>
          </table:table-cell>
        </table:table-row>
        <table:table-row table:style-name="ro2">
          <table:table-cell table:number-columns-repeated="3"/>
          <table:table-cell office:value-type="string">
            <text:p>3 hs</text:p>
          </table:table-cell>
          <table:table-cell office:value-type="string">
            <text:p>3.30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eer crunching knowledge</text:p>
          </table:table-cell>
          <table:table-cell office:value-type="string">
            <text:p>8 de abril</text:p>
          </table:table-cell>
          <table:table-cell office:value-type="string">
            <text:p>0.50hs</text:p>
          </table:table-cell>
          <table:table-cell office:value-type="string">
            <text:p>1.10hs</text:p>
          </table:table-cell>
        </table:table-row>
        <table:table-row table:style-name="ro2">
          <table:table-cell/>
          <table:table-cell office:value-type="string">
            <text:p>Leer “What is a domain modelling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0.10hs</text:p>
          </table:table-cell>
        </table:table-row>
        <table:table-row table:style-name="ro2">
          <table:table-cell/>
          <table:table-cell office:value-type="string">
            <text:p>Leer sobre Diagrama de actividades</text:p>
          </table:table-cell>
          <table:table-cell office:value-type="string">
            <text:p>8 de abril</text:p>
          </table:table-cell>
          <table:table-cell table:number-columns-repeated="2" office:value-type="string">
            <text:p>0.30hs</text:p>
          </table:table-cell>
        </table:table-row>
        <table:table-row table:style-name="ro2">
          <table:table-cell/>
          <table:table-cell office:value-type="string">
            <text:p>Leer sobre diagrama de estado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0.40hs</text:p>
          </table:table-cell>
        </table:table-row>
        <table:table-row table:style-name="ro2">
          <table:table-cell/>
          <table:table-cell office:value-type="string">
            <text:p>Leer sobre visual story mapping</text:p>
          </table:table-cell>
          <table:table-cell office:value-type="string">
            <text:p>8 de abril</text:p>
          </table:table-cell>
          <table:table-cell office:value-type="string">
            <text:p>0.15hs</text:p>
          </table:table-cell>
          <table:table-cell office:value-type="string">
            <text:p>0.11hs</text:p>
          </table:table-cell>
        </table:table-row>
        <table:table-row table:style-name="ro2">
          <table:table-cell table:number-columns-repeated="3"/>
          <table:table-cell office:value-type="string">
            <text:p>2.45hs</text:p>
          </table:table-cell>
          <table:table-cell office:value-type="string">
            <text:p>2.41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prender Rspec basico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1.30hs</text:p>
          </table:table-cell>
        </table:table-row>
        <table:table-row table:style-name="ro2">
          <table:table-cell/>
          <table:table-cell office:value-type="string">
            <text:p>Codificar test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0.40hs</text:p>
          </table:table-cell>
        </table:table-row>
        <table:table-row table:style-name="ro2">
          <table:table-cell/>
          <table:table-cell office:value-type="string">
            <text:p>Codificar clase</text:p>
          </table:table-cell>
          <table:table-cell office:value-type="string">
            <text:p>8 de abril</text:p>
          </table:table-cell>
          <table:table-cell table:number-columns-repeated="2" office:value-type="string">
            <text:p>0.30hs</text:p>
          </table:table-cell>
        </table:table-row>
        <table:table-row table:style-name="ro2">
          <table:table-cell table:number-columns-repeated="3"/>
          <table:table-cell office:value-type="string">
            <text:p>1.30hs</text:p>
          </table:table-cell>
          <table:table-cell office:value-type="string">
            <text:p>2.40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Instalar RVM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office:value-type="string">
            <text:p>0.40hs</text:p>
          </table:table-cell>
        </table:table-row>
        <table:table-row table:style-name="ro2">
          <table:table-cell/>
          <table:table-cell office:value-type="string">
            <text:p>Instalar GEMs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office:value-type="string">
            <text:p>0.5hs</text:p>
          </table:table-cell>
        </table:table-row>
        <table:table-row table:style-name="ro2">
          <table:table-cell/>
          <table:table-cell office:value-type="string">
            <text:p>Instalar Bundler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table:style-name="ce2" office:value-type="string">
            <text:p>0.15hs</text:p>
          </table:table-cell>
        </table:table-row>
        <table:table-row table:style-name="ro2">
          <table:table-cell/>
          <table:table-cell office:value-type="string">
            <text:p>Instalar Rake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office:value-type="string">
            <text:p>0.5hs</text:p>
          </table:table-cell>
        </table:table-row>
        <table:table-row table:style-name="ro2">
          <table:table-cell table:number-columns-repeated="3"/>
          <table:table-cell office:value-type="string">
            <text:p>1hs</text:p>
          </table:table-cell>
          <table:table-cell office:value-type="string">
            <text:p>1.05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leer agile product design</text:p>
          </table:table-cell>
          <table:table-cell office:value-type="string">
            <text:p>17 de abril</text:p>
          </table:table-cell>
          <table:table-cell office:value-type="string">
            <text:p>1.30hs</text:p>
          </table:table-cell>
          <table:table-cell office:value-type="string">
            <text:p>1.28hs</text:p>
          </table:table-cell>
        </table:table-row>
        <table:table-row table:style-name="ro2">
          <table:table-cell/>
          <table:table-cell office:value-type="string">
            <text:p>leer agile software architecture</text:p>
          </table:table-cell>
          <table:table-cell office:value-type="string">
            <text:p>18 de abril</text:p>
          </table:table-cell>
          <table:table-cell office:value-type="string">
            <text:p>0.40hs</text:p>
          </table:table-cell>
          <table:table-cell office:value-type="string">
            <text:p>0.31hs</text:p>
          </table:table-cell>
        </table:table-row>
        <table:table-row table:style-name="ro2">
          <table:table-cell/>
          <table:table-cell office:value-type="string">
            <text:p>leer walking skeleton discussion</text:p>
          </table:table-cell>
          <table:table-cell office:value-type="string">
            <text:p>20 de abril</text:p>
          </table:table-cell>
          <table:table-cell office:value-type="string">
            <text:p>0.30hs</text:p>
          </table:table-cell>
          <table:table-cell office:value-type="string">
            <text:p>0.12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Leer Scrum Handbook (Jeff Sutherland)</text:p>
          </table:table-cell>
          <table:table-cell office:value-type="string">
            <text:p>21 de abril</text:p>
          </table:table-cell>
          <table:table-cell office:value-type="string">
            <text:p>4hs</text:p>
          </table:table-cell>
          <table:table-cell office:value-type="string">
            <text:p>6.37hs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Levantar Code_Breaker+cucumber</text:p>
          </table:table-cell>
          <table:table-cell office:value-type="string">
            <text:p>27 de abril</text:p>
          </table:table-cell>
          <table:table-cell office:value-type="string">
            <text:p>6hs</text:p>
          </table:table-cell>
          <table:table-cell office:value-type="string">
            <text:p>16.10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What is a software architecture</text:p>
          </table:table-cell>
          <table:table-cell office:value-type="string">
            <text:p>5 de mayo</text:p>
          </table:table-cell>
          <table:table-cell office:value-type="string">
            <text:p>0.20hs</text:p>
          </table:table-cell>
          <table:table-cell office:value-type="string">
            <text:p>0.45hs</text:p>
          </table:table-cell>
        </table:table-row>
        <table:table-row table:style-name="ro2">
          <table:table-cell/>
          <table:table-cell office:value-type="string">
            <text:p>Quality Attributes</text:p>
          </table:table-cell>
          <table:table-cell office:value-type="string">
            <text:p>5 de mayo</text:p>
          </table:table-cell>
          <table:table-cell office:value-type="string">
            <text:p>1.30hs</text:p>
          </table:table-cell>
          <table:table-cell office:value-type="string">
            <text:p>2.15hs</text:p>
          </table:table-cell>
        </table:table-row>
        <table:table-row table:style-name="ro2">
          <table:table-cell/>
          <table:table-cell office:value-type="string">
            <text:p>Who needs an Architect</text:p>
          </table:table-cell>
          <table:table-cell office:value-type="string">
            <text:p>5 de mayo</text:p>
          </table:table-cell>
          <table:table-cell office:value-type="string">
            <text:p>0.40hs</text:p>
          </table:table-cell>
          <table:table-cell office:value-type="string">
            <text:p>0.50hs</text:p>
          </table:table-cell>
        </table:table-row>
        <table:table-row table:style-name="ro2">
          <table:table-cell/>
          <table:table-cell office:value-type="string">
            <text:p>Preparar presentacion “Availability”</text:p>
          </table:table-cell>
          <table:table-cell office:value-type="string">
            <text:p>5 de mayo</text:p>
          </table:table-cell>
          <table:table-cell office:value-type="string">
            <text:p>1hs</text:p>
          </table:table-cell>
          <table:table-cell office:value-type="string">
            <text:p>1.20hs</text:p>
          </table:table-cell>
        </table:table-row>
        <table:table-row table:style-name="ro2">
          <table:table-cell table:number-columns-repeated="4"/>
          <table:table-cell office:value-type="string">
            <text:p>5.10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Leer Continuous Integration</text:p>
          </table:table-cell>
          <table:table-cell office:value-type="string">
            <text:p>12 de mayo</text:p>
          </table:table-cell>
          <table:table-cell office:value-type="string">
            <text:p>2.25hs</text:p>
          </table:table-cell>
          <table:table-cell office:value-type="string">
            <text:p>1.03hs</text:p>
          </table:table-cell>
        </table:table-row>
        <table:table-row table:style-name="ro2">
          <table:table-cell/>
          <table:table-cell office:value-type="string">
            <text:p>leer it-mentor news</text:p>
          </table:table-cell>
          <table:table-cell office:value-type="string">
            <text:p>19 de mayo</text:p>
          </table:table-cell>
          <table:table-cell office:value-type="string">
            <text:p>0.17hs</text:p>
          </table:table-cell>
          <table:table-cell office:value-type="string">
            <text:p>0.07hs</text:p>
          </table:table-cell>
        </table:table-row>
        <table:table-row table:style-name="ro2">
          <table:table-cell/>
          <table:table-cell office:value-type="string">
            <text:p>leer Delieando el Alcance (VSM)</text:p>
          </table:table-cell>
          <table:table-cell office:value-type="string">
            <text:p>19 de mayo</text:p>
          </table:table-cell>
          <table:table-cell office:value-type="string">
            <text:p>0.58hs</text:p>
          </table:table-cell>
          <table:table-cell office:value-type="string">
            <text:p>0.20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dar visibilidad iteracion #2</text:p>
          </table:table-cell>
          <table:table-cell office:value-type="string">
            <text:p>3 de junio</text:p>
          </table:table-cell>
          <table:table-cell office:value-type="string">
            <text:p>0.30hs</text:p>
          </table:table-cell>
          <table:table-cell office:value-type="string">
            <text:p>0.41hs</text:p>
          </table:table-cell>
        </table:table-row>
        <table:table-row table:style-name="ro2">
          <table:table-cell/>
          <table:table-cell office:value-type="string">
            <text:p>modificar trello</text:p>
          </table:table-cell>
          <table:table-cell office:value-type="string">
            <text:p>3 de junio</text:p>
          </table:table-cell>
          <table:table-cell office:value-type="string">
            <text:p>0.15hs <text:s text:c="4"/></text:p>
          </table:table-cell>
          <table:table-cell office:value-type="string">
            <text:p>0.25hs</text:p>
          </table:table-cell>
        </table:table-row>
        <table:table-row table:style-name="ro2">
          <table:table-cell/>
          <table:table-cell office:value-type="string">
            <text:p>generar features de stories iteracion#2</text:p>
          </table:table-cell>
          <table:table-cell office:value-type="string">
            <text:p>4 de junio</text:p>
          </table:table-cell>
          <table:table-cell office:value-type="string">
            <text:p>1hs</text:p>
          </table:table-cell>
          <table:table-cell office:value-type="string">
            <text:p>1:22hs</text:p>
          </table:table-cell>
        </table:table-row>
        <table:table-row table:style-name="ro2">
          <table:table-cell/>
          <table:table-cell office:value-type="string">
            <text:p>step definitions de storie #2</text:p>
          </table:table-cell>
          <table:table-cell office:value-type="string">
            <text:p>8 de junio</text:p>
          </table:table-cell>
          <table:table-cell office:value-type="string">
            <text:p>1 hs</text:p>
          </table:table-cell>
          <table:table-cell office:value-type="string">
            <text:p>1.20hs</text:p>
          </table:table-cell>
        </table:table-row>
        <table:table-row table:style-name="ro2">
          <table:table-cell/>
          <table:table-cell office:value-type="string">
            <text:p>test y funcionalidad clase storie #2</text:p>
          </table:table-cell>
          <table:table-cell office:value-type="string">
            <text:p>8 de junio</text:p>
          </table:table-cell>
          <table:table-cell office:value-type="string">
            <text:p>0.30hs</text:p>
          </table:table-cell>
          <table:table-cell office:value-type="string">
            <text:p>0.40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Leer “contribuyendo con la calidad dia tras dia”</text:p>
          </table:table-cell>
          <table:table-cell office:value-type="string">
            <text:p>16 de Junio</text:p>
          </table:table-cell>
          <table:table-cell office:value-type="string">
            <text:p>0.29hs</text:p>
          </table:table-cell>
          <table:table-cell office:value-type="string">
            <text:p>0.35hs</text:p>
          </table:table-cell>
        </table:table-row>
        <table:table-row table:style-name="ro2">
          <table:table-cell table:number-columns-repeated="5"/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Leer articulo sobre Code Reviews</text:p>
          </table:table-cell>
          <table:table-cell office:value-type="string">
            <text:p>19 de junio</text:p>
          </table:table-cell>
          <table:table-cell office:value-type="string">
            <text:p>0.55hs</text:p>
          </table:table-cell>
          <table:table-cell office:value-type="string">
            <text:p>1.15hs</text:p>
          </table:table-cell>
        </table:table-row>
        <table:table-row table:style-name="ro2">
          <table:table-cell table:number-columns-repeated="5"/>
        </table:table-row>
        <table:table-row table:style-name="ro5">
          <table:table-cell/>
          <table:table-cell office:value-type="string">
            <text:p>codificar steps #9 <text:s/>Rene</text:p>
          </table:table-cell>
          <table:table-cell office:value-type="string">
            <text:p>23 Junio</text:p>
          </table:table-cell>
          <table:table-cell office:value-type="string">
            <text:p>0.30hs</text:p>
          </table:table-cell>
          <table:table-cell office:value-type="string">
            <text:p>0.15hs</text:p>
          </table:table-cell>
        </table:table-row>
        <table:table-row table:style-name="ro5">
          <table:table-cell/>
          <table:table-cell office:value-type="string">
            <text:p>hacer pasar las features #9 Rene</text:p>
          </table:table-cell>
          <table:table-cell office:value-type="string">
            <text:p>23 Junio</text:p>
          </table:table-cell>
          <table:table-cell office:value-type="string">
            <text:p>1hs</text:p>
          </table:table-cell>
          <table:table-cell office:value-type="string">
            <text:p>2.08hs</text:p>
          </table:table-cell>
        </table:table-row>
        <table:table-row table:style-name="ro2">
          <table:table-cell table:number-columns-repeated="5"/>
        </table:table-row>
        <table:table-row table:style-name="ro5">
          <table:table-cell/>
          <table:table-cell office:value-type="string">
            <text:p>codificar steps #10 Rene</text:p>
          </table:table-cell>
          <table:table-cell office:value-type="string">
            <text:p>23 Junio</text:p>
          </table:table-cell>
          <table:table-cell office:value-type="string">
            <text:p>0:30hs</text:p>
          </table:table-cell>
          <table:table-cell office:value-type="string">
            <text:p>0.55hs</text:p>
          </table:table-cell>
        </table:table-row>
        <table:table-row table:style-name="ro5">
          <table:table-cell/>
          <table:table-cell office:value-type="string">
            <text:p>hacer pasar las features #10 Rene</text:p>
          </table:table-cell>
          <table:table-cell office:value-type="string">
            <text:p>24 Junio</text:p>
          </table:table-cell>
          <table:table-cell office:value-type="string">
            <text:p>1 hs</text:p>
          </table:table-cell>
          <table:table-cell office:value-type="string">
            <text:p>4.23hs</text:p>
          </table:table-cell>
        </table:table-row>
        <table:table-row table:style-name="ro2" table:number-rows-repeated="104851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8T19:54:38</meta:creation-date>
    <dc:date>2013-06-24T06:09:03</dc:date>
    <meta:editing-duration>P1DT1H51M36S</meta:editing-duration>
    <meta:editing-cycles>42</meta:editing-cycles>
    <meta:generator>LibreOffice/3.5$Linux_x86 LibreOffice_project/350m1$Build-2</meta:generator>
    <meta:document-statistic meta:table-count="3" meta:cell-count="191" meta:object-count="0"/>
  </office:meta>
</office:document-meta>
</file>